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0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0.168cm"/>
      <style:paragraph-properties style:writing-mode="lr-tb"/>
    </style:style>
    <style:style style:name="gr11" style:family="graphic" style:parent-style-name="standard">
      <style:graphic-properties draw:stroke="none" draw:fill="none" fo:min-height="0.6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cm" fo:min-width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0.4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0.16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7pt" style:font-size-asian="10pt" style:font-size-complex="10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style:font-size-asian="13pt" style:font-size-complex="13pt"/>
    </style:style>
    <style:style style:name="T7" style:family="text">
      <style:text-properties fo:font-size="22pt" style:font-size-asian="28pt" style:font-size-complex="28pt"/>
    </style:style>
    <style:style style:name="T8" style:family="text">
      <style:text-properties style:text-position="-33% 58%" fo:font-size="14pt" style:font-size-asian="14pt" style:font-size-complex="1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4.599cm" svg:y1="2.415cm" svg:x2="13.501cm" svg:y2="2.423cm">
            <text:p/>
          </draw:line>
          <draw:line draw:style-name="gr2" draw:text-style-name="P2" draw:layer="layout" svg:x1="14.6cm" svg:y1="2.41cm" svg:x2="13.502cm" svg:y2="2.418cm">
            <text:p/>
          </draw:line>
          <draw:line draw:style-name="gr2" draw:text-style-name="P2" draw:layer="layout" svg:x1="13.801cm" svg:y1="2.598cm" svg:x2="14.347cm" svg:y2="2.598cm">
            <text:p/>
          </draw:line>
          <draw:line draw:style-name="gr2" draw:text-style-name="P2" draw:layer="layout" svg:x1="13.948cm" svg:y1="2.754cm" svg:x2="14.21cm" svg:y2="2.754cm">
            <text:p/>
          </draw:line>
          <draw:line draw:style-name="gr2" draw:text-style-name="P2" draw:layer="layout" svg:x1="14.065cm" svg:y1="2.404cm" svg:x2="14.069cm" svg:y2="2cm">
            <text:p/>
          </draw:line>
        </draw:g>
        <draw:connector draw:style-name="gr3" draw:text-style-name="P3" xml:id="id1" draw:id="id1" draw:layer="layout" draw:line-skew="-1.775cm" svg:x1="1.456cm" svg:y1="4.968cm" svg:x2="5.093cm" svg:y2="1.968cm" svg:d="M1456 4968h44v-3000h3593" svg:viewBox="0 0 3638 3001">
          <text:p/>
        </draw:connector>
        <draw:connector draw:style-name="gr4" draw:text-style-name="P2" draw:layer="layout" draw:type="line" svg:x1="5.093cm" svg:y1="1.968cm" svg:x2="5.093cm" svg:y2="2.927cm" draw:start-shape="id1" draw:start-glue-point="3" svg:d="M5093 1968v959" svg:viewBox="0 0 1 960">
          <text:p/>
        </draw:connector>
        <draw:g xml:id="id2" draw:id="id2">
          <draw:line draw:style-name="gr2" draw:text-style-name="P2" draw:layer="layout" svg:x1="10.854cm" svg:y1="4.1cm" svg:x2="10.533cm" svg:y2="4cm">
            <text:p/>
          </draw:line>
          <draw:line draw:style-name="gr2" draw:text-style-name="P2" draw:layer="layout" svg:x1="11.175cm" svg:y1="3.812cm" svg:x2="10.534cm" svg:y2="4.001cm">
            <text:p/>
          </draw:line>
          <draw:line draw:style-name="gr2" draw:text-style-name="P2" draw:layer="layout" svg:x1="11.2cm" svg:y1="3.421cm" svg:x2="10.547cm" svg:y2="3.212cm">
            <text:p/>
          </draw:line>
          <draw:line draw:style-name="gr2" draw:text-style-name="P2" draw:layer="layout" svg:x1="11.191cm" svg:y1="3.821cm" svg:x2="10.538cm" svg:y2="3.612cm">
            <text:p/>
          </draw:line>
          <draw:line draw:style-name="gr2" draw:text-style-name="P2" draw:layer="layout" svg:x1="11.196cm" svg:y1="3.414cm" svg:x2="10.555cm" svg:y2="3.603cm">
            <text:p/>
          </draw:line>
          <draw:line draw:style-name="gr2" draw:text-style-name="P2" draw:layer="layout" svg:x1="11.184cm" svg:y1="3.018cm" svg:x2="10.543cm" svg:y2="3.207cm">
            <text:p/>
          </draw:line>
          <draw:line draw:style-name="gr2" draw:text-style-name="P2" draw:layer="layout" svg:x1="11.153cm" svg:y1="3.021cm" svg:x2="10.832cm" svg:y2="2.921cm">
            <text:p/>
          </draw:line>
        </draw:g>
        <draw:connector draw:style-name="gr5" draw:text-style-name="P2" draw:layer="layout" draw:type="line" svg:x1="10.635cm" svg:y1="4.063cm" svg:x2="10.669cm" svg:y2="4.063cm" svg:d="M10635 4063h34" svg:viewBox="0 0 35 1">
          <text:p/>
        </draw:connector>
        <draw:connector draw:style-name="gr5" draw:text-style-name="P2" draw:layer="layout" draw:type="line" svg:x1="10.866cm" svg:y1="2.921cm" svg:x2="10.866cm" svg:y2="2.921cm" draw:start-shape="id2" draw:end-shape="id2" svg:d="M10866 2921z" svg:viewBox="0 0 1 1">
          <text:p/>
        </draw:connector>
        <draw:connector draw:style-name="gr5" draw:text-style-name="P2" draw:layer="layout" draw:type="line" svg:x1="10.866cm" svg:y1="2.921cm" svg:x2="10.866cm" svg:y2="2.921cm" draw:start-shape="id2" draw:start-glue-point="0" draw:end-shape="id2" draw:end-glue-point="0" svg:d="M10866 2921z" svg:viewBox="0 0 1 1">
          <text:p/>
        </draw:connector>
        <draw:connector draw:style-name="gr5" draw:text-style-name="P2" xml:id="id6" draw:id="id6" draw:layer="layout" draw:type="line" svg:x1="10.866cm" svg:y1="2.921cm" svg:x2="10.866cm" svg:y2="2.921cm" draw:start-shape="id2" draw:end-shape="id2" svg:d="M10866 2921z" svg:viewBox="0 0 1 1">
          <text:p/>
        </draw:connector>
        <draw:connector draw:style-name="gr3" draw:text-style-name="P3" xml:id="id3" draw:id="id3" draw:layer="layout" draw:line-skew="-2.789cm" svg:x1="1.456cm" svg:y1="6.087cm" svg:x2="7.197cm" svg:y2="7.99cm" svg:d="M1456 6087h82v1903h5659" svg:viewBox="0 0 5742 1904">
          <text:p/>
        </draw:connector>
        <draw:frame draw:style-name="gr6" draw:text-style-name="P5" draw:layer="layout" svg:width="1.056cm" svg:height="0.924cm" svg:x="0.387cm" svg:y="4.2cm">
          <draw:text-box>
            <text:p text:style-name="P4"><text:span text:style-name="T2">V</text:span><text:span text:style-name="T3">i</text:span><text:span text:style-name="T3">n</text:span></text:p>
          </draw:text-box>
        </draw:frame>
        <draw:connector draw:style-name="gr3" draw:text-style-name="P3" draw:layer="layout" draw:line-skew="-0.566cm" svg:x1="7.197cm" svg:y1="7.99cm" svg:x2="15.468cm" svg:y2="7.999cm" draw:start-shape="id3" draw:start-glue-point="3" draw:end-shape="id4" draw:end-glue-point="2" svg:d="M7197 7990v-32h8271v41" svg:viewBox="0 0 8272 42">
          <text:p/>
        </draw:connector>
        <draw:connector draw:style-name="gr3" draw:text-style-name="P3" xml:id="id4" draw:id="id4" draw:layer="layout" draw:line-skew="-0.267cm" svg:x1="15.468cm" svg:y1="7.999cm" svg:x2="8.166cm" svg:y2="2.768cm" draw:end-shape="id5" draw:end-glue-point="4" svg:d="M15468 7999v-5999h-7302v768" svg:viewBox="0 0 7303 6000">
          <text:p/>
        </draw:connector>
        <draw:frame draw:style-name="gr7" draw:text-style-name="P6" draw:layer="layout" svg:width="1.467cm" svg:height="0.924cm" svg:x="6.533cm" svg:y="1.976cm">
          <draw:text-box>
            <text:p text:style-name="P4"><text:span text:style-name="T2">g</text:span><text:span text:style-name="T3">m</text:span><text:span text:style-name="T4">v</text:span><text:span text:style-name="T5">π</text:span></text:p>
          </draw:text-box>
        </draw:frame>
        <draw:frame draw:style-name="gr8" draw:text-style-name="P7" draw:layer="layout" svg:width="0.9cm" svg:height="2.1cm" svg:x="5.5cm" svg:y="2.4cm">
          <draw:text-box>
            <text:p><text:span text:style-name="T6">+</text:span></text:p>
            <text:p><text:span text:style-name="T7"/></text:p>
            <text:p><text:span text:style-name="T6">_</text:span></text:p>
          </draw:text-box>
        </draw:frame>
        <draw:frame draw:style-name="gr9" draw:text-style-name="P6" draw:layer="layout" svg:width="1.234cm" svg:height="0.924cm" svg:x="9.1cm" svg:y="5.876cm">
          <draw:text-box>
            <text:p><text:span text:style-name="T1">v</text:span><text:span text:style-name="T8">o</text:span></text:p>
          </draw:text-box>
        </draw:frame>
        <draw:frame draw:style-name="gr10" draw:text-style-name="P5" draw:layer="layout" svg:width="0.946cm" svg:height="0.924cm" svg:x="3.754cm" svg:y="3.076cm">
          <draw:text-box>
            <text:p text:style-name="P4"><text:span text:style-name="T4">r</text:span><text:span text:style-name="T5">π</text:span><text:span text:style-name="T3"> </text:span></text:p>
          </draw:text-box>
        </draw:frame>
        <draw:g>
          <draw:line draw:style-name="gr2" draw:text-style-name="P2" draw:layer="layout" svg:x1="5.054cm" svg:y1="4.079cm" svg:x2="4.733cm" svg:y2="3.979cm">
            <text:p/>
          </draw:line>
          <draw:line draw:style-name="gr2" draw:text-style-name="P2" draw:layer="layout" svg:x1="5.375cm" svg:y1="3.791cm" svg:x2="4.734cm" svg:y2="3.98cm">
            <text:p/>
          </draw:line>
          <draw:line draw:style-name="gr2" draw:text-style-name="P2" draw:layer="layout" svg:x1="5.4cm" svg:y1="3.4cm" svg:x2="4.747cm" svg:y2="3.191cm">
            <text:p/>
          </draw:line>
          <draw:line draw:style-name="gr2" draw:text-style-name="P2" draw:layer="layout" svg:x1="5.391cm" svg:y1="3.8cm" svg:x2="4.738cm" svg:y2="3.591cm">
            <text:p/>
          </draw:line>
          <draw:line draw:style-name="gr2" draw:text-style-name="P2" draw:layer="layout" svg:x1="5.396cm" svg:y1="3.393cm" svg:x2="4.755cm" svg:y2="3.582cm">
            <text:p/>
          </draw:line>
          <draw:line draw:style-name="gr2" draw:text-style-name="P2" draw:layer="layout" svg:x1="5.384cm" svg:y1="2.997cm" svg:x2="4.743cm" svg:y2="3.186cm">
            <text:p/>
          </draw:line>
          <draw:line draw:style-name="gr2" draw:text-style-name="P2" draw:layer="layout" svg:x1="5.353cm" svg:y1="3cm" svg:x2="5.032cm" svg:y2="2.9cm">
            <text:p/>
          </draw:line>
        </draw:g>
        <draw:connector draw:style-name="gr4" draw:text-style-name="P2" draw:layer="layout" draw:type="line" svg:x1="6.25cm" svg:y1="6.962cm" svg:x2="6.25cm" svg:y2="8.02cm" svg:d="M6250 6962v1058" svg:viewBox="0 0 1 1059">
          <text:p/>
        </draw:connector>
        <draw:frame draw:style-name="gr11" draw:text-style-name="P8" draw:layer="layout" svg:width="1.099cm" svg:height="0.925cm" svg:x="5.51cm" svg:y="3.058cm">
          <draw:text-box>
            <text:p text:style-name="P4"><text:span text:style-name="T4">v</text:span><text:span text:style-name="T5">π</text:span></text:p>
          </draw:text-box>
        </draw:frame>
        <draw:custom-shape draw:style-name="gr12" draw:text-style-name="P3" xml:id="id5" draw:id="id5" draw:layer="layout" svg:width="1.6cm" svg:height="1.7cm" svg:x="7.366cm" svg:y="2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2" draw:layer="layout" svg:x1="8.2cm" svg:y1="3.1cm" svg:x2="8.2cm" svg:y2="4.1cm">
          <text:p/>
        </draw:line>
        <draw:connector draw:style-name="gr3" draw:text-style-name="P3" draw:layer="layout" svg:x1="10.867cm" svg:y1="1.993cm" svg:x2="10.866cm" svg:y2="2.921cm" draw:end-shape="id6" draw:end-glue-point="0" svg:d="M10867 1993v214h-1v714" svg:viewBox="0 0 2 929">
          <text:p/>
        </draw:connector>
        <draw:frame draw:style-name="gr14" draw:text-style-name="P6" draw:layer="layout" svg:width="1.002cm" svg:height="0.924cm" svg:x="11.2cm" svg:y="3.1cm">
          <draw:text-box>
            <text:p><text:span text:style-name="T1">r</text:span><text:span text:style-name="T8">o</text:span></text:p>
          </draw:text-box>
        </draw:frame>
        <draw:frame draw:style-name="gr15" draw:text-style-name="P9" draw:layer="layout" svg:width="0.955cm" svg:height="3.723cm" svg:x="9.1cm" svg:y="4.677cm">
          <draw:text-box>
            <text:p><text:span text:style-name="T7">+</text:span></text:p>
            <text:p><text:span text:style-name="T7"/></text:p>
            <text:p><text:span text:style-name="T7">_</text:span></text:p>
            <text:p><text:span text:style-name="T7"/></text:p>
          </draw:text-box>
        </draw:frame>
        <draw:connector draw:style-name="gr3" draw:text-style-name="P3" xml:id="id7" draw:id="id7" draw:layer="layout" draw:line-skew="-1.92cm" svg:x1="5.009cm" svg:y1="4.1cm" svg:x2="8.83cm" svg:y2="4.713cm" svg:d="M5009 4100h-9v613h3830" svg:viewBox="0 0 3831 614">
          <text:p/>
        </draw:connector>
        <draw:g>
          <draw:line draw:style-name="gr2" draw:text-style-name="P2" draw:layer="layout" svg:x1="6.221cm" svg:y1="7.007cm" svg:x2="5.9cm" svg:y2="6.907cm">
            <text:p/>
          </draw:line>
          <draw:line draw:style-name="gr2" draw:text-style-name="P2" draw:layer="layout" svg:x1="6.542cm" svg:y1="6.719cm" svg:x2="5.901cm" svg:y2="6.908cm">
            <text:p/>
          </draw:line>
          <draw:line draw:style-name="gr2" draw:text-style-name="P2" draw:layer="layout" svg:x1="6.567cm" svg:y1="6.328cm" svg:x2="5.914cm" svg:y2="6.119cm">
            <text:p/>
          </draw:line>
          <draw:line draw:style-name="gr2" draw:text-style-name="P2" draw:layer="layout" svg:x1="6.558cm" svg:y1="6.728cm" svg:x2="5.905cm" svg:y2="6.519cm">
            <text:p/>
          </draw:line>
          <draw:line draw:style-name="gr2" draw:text-style-name="P2" draw:layer="layout" svg:x1="6.563cm" svg:y1="6.321cm" svg:x2="5.922cm" svg:y2="6.51cm">
            <text:p/>
          </draw:line>
          <draw:line draw:style-name="gr2" draw:text-style-name="P2" draw:layer="layout" svg:x1="6.551cm" svg:y1="5.925cm" svg:x2="5.91cm" svg:y2="6.114cm">
            <text:p/>
          </draw:line>
          <draw:line draw:style-name="gr2" draw:text-style-name="P2" draw:layer="layout" svg:x1="6.52cm" svg:y1="5.928cm" svg:x2="6.199cm" svg:y2="5.828cm">
            <text:p/>
          </draw:line>
        </draw:g>
        <draw:connector draw:style-name="gr4" draw:text-style-name="P2" draw:layer="layout" draw:type="line" svg:x1="6.25cm" svg:y1="4.68cm" svg:x2="6.25cm" svg:y2="5.82cm" svg:d="M6250 4680v1140" svg:viewBox="0 0 1 1141">
          <text:p/>
        </draw:connector>
        <draw:frame draw:style-name="gr16" draw:text-style-name="P5" draw:layer="layout" svg:width="1.129cm" svg:height="0.924cm" svg:x="5.071cm" svg:y="6.076cm">
          <draw:text-box>
            <text:p text:style-name="P4"><text:span text:style-name="T9">R</text:span><text:span text:style-name="T5">E</text:span><text:span text:style-name="T3"> </text:span></text:p>
          </draw:text-box>
        </draw:frame>
        <draw:connector draw:style-name="gr3" draw:text-style-name="P3" draw:layer="layout" svg:x1="10.866cm" svg:y1="4.1cm" svg:x2="8.83cm" svg:y2="4.713cm" draw:start-shape="id2" draw:start-glue-point="2" draw:end-shape="id7" draw:end-glue-point="3" svg:d="M10866 4100v613h-2036" svg:viewBox="0 0 2037 614">
          <text:p/>
        </draw:connector>
        <draw:connector draw:style-name="gr4" draw:text-style-name="P2" draw:layer="layout" draw:type="line" svg:x1="8.166cm" svg:y1="4.468cm" svg:x2="8.164cm" svg:y2="4.706cm" draw:start-shape="id5" draw:start-glue-point="6" svg:d="M8166 4468l-2 238" svg:viewBox="0 0 3 239">
          <text:p/>
        </draw:connector>
        <draw:custom-shape draw:style-name="gr17" draw:text-style-name="P3" draw:layer="layout" svg:width="0.17cm" svg:height="0.152cm" svg:x="9.491cm" svg:y="4.6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7cm" svg:height="0.152cm" svg:x="9.492cm" svg:y="7.9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7cm" svg:height="0.152cm" svg:x="2.892cm" svg:y="1.9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7cm" svg:height="0.152cm" svg:x="2.893cm" svg:y="7.9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02:52:48.729924160</dc:date>
    <meta:editing-duration>PT1H14M20S</meta:editing-duration>
    <meta:editing-cycles>17</meta:editing-cycles>
    <meta:generator>LibreOffice/6.4.7.2$Linux_X86_64 LibreOffice_project/40$Build-2</meta:generator>
    <meta:document-statistic meta:object-count="61"/>
  </office:meta>
</office:document-meta>
</file>